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Základnítext" style:family="paragraph">
      <style:paragraph-properties fo:text-align="start"/>
    </style:style>
    <style:style style:name="P19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0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1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T22" style:parent-style-name="Standardnípísmoodstavce" style:family="text">
      <style:text-properties fo:font-weight="bold" style:font-weight-asian="bold"/>
    </style:style>
    <style:style style:name="P23" style:parent-style-name="Základnítext" style:family="paragraph">
      <style:text-properties fo:font-weight="bold" style:font-weight-asian="bold"/>
    </style:style>
    <style:style style:name="P24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5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6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7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T28" style:parent-style-name="Značkapozn.podčarou" style:family="text">
      <style:text-properties fo:font-weight="normal" style:font-weight-asian="normal" fo:font-size="9pt" style:font-size-asian="9pt"/>
    </style:style>
    <style:style style:name="P29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30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31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32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33" style:parent-style-name="Základnítext" style:family="paragraph">
      <style:text-properties fo:font-weight="bold" style:font-weight-asian="bold"/>
    </style:style>
    <style:style style:name="P34" style:parent-style-name="Základnítext" style:family="paragraph">
      <style:text-properties fo:font-weight="bold" style:font-weight-asian="bold"/>
    </style:style>
    <style:style style:name="T35" style:parent-style-name="Standardnípísmoodstavce" style:family="text">
      <style:text-properties fo:font-weight="bold" style:font-weight-asian="bold" fo:color="#008576" fo:font-size="12pt" style:font-size-asian="12pt" style:font-size-complex="13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28/2021<text:bookmark-end text:name="Text14"/></text:p>
            <text:p text:style-name="Normální">KVOP-18099/2021<text:bookmark-end text:name="Text2"/></text:p>
            <text:p text:style-name="Normální"><text:bookmark-start text:name="Text6"/>28. 04. 2021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<text:bookmark-start text:name="Text9"/>J<text:bookmark-end text:name="Text9"/>. M.</text:p>
            <text:p text:style-name="Normální"/>
            <text:p text:style-name="Normální"/>
            <text:p text:style-name="Normální"/>
            <text:p text:style-name="P17">ID DS:<text:s/></text:p>
            <text:p text:style-name="Normální"/>
            <text:p text:style-name="Normální"/>
            <text:p text:style-name="Normální"/>
          </table:table-cell>
        </table:table-row>
      </table:table>
      <text:h text:style-name="Nadpis1" text:outline-level="1">Sdělení o poskytnutí<text:s/>informací</text:h>
      <text:p text:style-name="P18">Vážený pane M.,</text:p>
      <text:p text:style-name="Základnítext">dne 22. dubna 2021 byla do Kanceláře veřejného ochránce práv (dále též „KVOP“) doručena Vaše žádost podle zákona č. 106/1999 Sb., o svobodném přístupu k informacím, ve znění pozdějších předpisů, kterou žádáte poskytnutí těchto<text:s/>informací za rok 2020:</text:p>
      <text:list text:style-name="LFO3_1" text:continue-numbering="true">
        <text:list-item>
          <text:p text:style-name="P19">Počet došlých podnětů v oblasti zboží a služeb s námitkou diskriminace z důvodu rasy a etnického původu (romský), rasy a etnického původu (jiný než romský), národnosti a státní příslušnosti.</text:p>
        </text:list-item>
        <text:list-item>
          <text:p text:style-name="P20">Kolik podnětů z bodu 1 bylo vyřízeno a jak.</text:p>
        </text:list-item>
        <text:list-item>
          <text:p text:style-name="P21">Úřední texty vyřízení podnětů z bodu 1 (informace lidem, kteří podnět podali), které nebyly zveřejněny v evidenci stanovisek ochránce.</text:p>
        </text:list-item>
      </text:list>
      <text:p text:style-name="Základnítext">Ve smyslu zákona o svobodném přístupu k informacím, se<text:s/><text:span text:style-name="T22">poskytují tyto informace</text:span>:</text:p>
      <text:p text:style-name="P23">K bodu 1</text:p>
      <text:p text:style-name="Základnítext">V roce 2020 došlo do KVOP<text:s/>v oblasti zboží a služeb:</text:p>
      <text:list text:style-name="LFO4" text:continue-numbering="true">
        <text:list-item>
          <text:p text:style-name="P24"><text:span text:style-name="Silné">1 podnět</text:span><text:s/>s námitkou diskriminace z důvodu rasy a etnického původu (romský),</text:p>
        </text:list-item>
        <text:list-item>
          <text:p text:style-name="P25"><text:span text:style-name="Silné">2 podněty</text:span><text:s/>s námitkou diskriminace z důvodu rasy a etnického původu (jiný než romský),</text:p>
        </text:list-item>
        <text:list-item>
          <text:p text:style-name="P26"><text:span text:style-name="Silné">6 podnětů</text:span><text:s/>s námitkou diskriminace z důvodu národnosti,</text:p>
        </text:list-item>
        <text:list-item>
          <text:p text:style-name="P27"><text:span text:style-name="Silné">12 podnětů</text:span><text:s/>s námitkou diskriminace z důvodu státní příslušnosti.</text:p>
        </text:list-item>
      </text:list>
      <text:p text:style-name="Základnítext">Celkem šlo o <text:span text:style-name="Silné">16 podnětů</text:span>. Součet výše uvedených čísel je vyšší, jelikož v některých podnětech stěžovatelé namítali více důvodů současně (např. národnost a státní příslušnost).</text:p>
      <text:p text:style-name="Základnítext">Žádáte o informace ve vztahu<text:s/>k oblasti zboží a služeb. V antidiskriminačním zákoně se v rámci této oblasti hovoří i o oblasti bydlení,<text:span text:style-name="Značkapozn.podčarou"><text:note text:note-class="footnote" text:id="_ftn0"><text:note-citation>1</text:note-citation><text:note-body><text:p text:style-name="Textpozn.podčarou"><text:s/><text:span text:style-name="T28"><text:tab/></text:span>Ustanovení § 1 odst. 1 písm. j) zákona č. 198/2009 Sb., o rovném zacházení a o právních prostředcích ochrany před diskriminací a o změně některých<text:s/>zákonů (antidiskriminační zákon): „Tento zákon zapracovává příslušné předpisy Evropské unie a v návaznosti na přímo použitelný předpis Evropské unie a na Listinu základních práv a svobod a mezinárodní smlouvy, které jsou součástí právního řádu, blíže vymezuje právo na rovné zacházení a zákaz diskriminace ve věcech …<text:s/><text:span text:style-name="Silné">přístupu ke zboží a službám, včetně bydlení</text:span>, pokud jsou nabízeny veřejnosti nebo při jejich poskytování.“</text:p></text:note-body></text:note></text:span><text:s/>která se ale ve statistikách KVOP sleduje samostatně. V roce 2020 došlo do KVOP v oblasti bydlení:</text:p>
      <text:soft-page-break/>
      <text:list text:style-name="LFO4" text:continue-numbering="true">
        <text:list-item>
          <text:p text:style-name="P29"><text:span text:style-name="Silné">4 podněty</text:span><text:s/>s námitkou diskriminace z důvodu rasy a etnického původu (romský),</text:p>
        </text:list-item>
        <text:list-item>
          <text:p text:style-name="P30"><text:span text:style-name="Silné">0 podnětů</text:span><text:s/>s námitkou diskriminace z důvodu rasy a etnického původu (jiný než romský),</text:p>
        </text:list-item>
        <text:list-item>
          <text:p text:style-name="P31"><text:span text:style-name="Silné">2 podněty</text:span><text:s/>s námitkou diskriminace z důvodu národnosti,</text:p>
        </text:list-item>
        <text:list-item>
          <text:p text:style-name="P32"><text:span text:style-name="Silné">0 podnětů</text:span><text:s/>s námitkou<text:s/>diskriminace z důvodu státní příslušnosti.</text:p>
        </text:list-item>
      </text:list>
      <text:p text:style-name="Základnítext">Celkem šlo o <text:span text:style-name="Silné">6 podnětů</text:span>.</text:p>
      <text:p text:style-name="P33">K bodu 2</text:p>
      <text:p text:style-name="Základnítext">Ze 16 podnětů z oblasti zboží a služeb z bodu 1 bylo ke dni 22. dubna 2021 vyřízeno<text:s/><text:span text:style-name="Silné">14 podnětů</text:span>. Šlo o <text:span text:style-name="Silné">13 odložení</text:span><text:s/>a <text:span text:style-name="Silné">1 zpětvzetí</text:span>.</text:p>
      <text:p text:style-name="Základnítext">Z 6 podnětů z oblasti bydlení z bodu 1 byly ke dni<text:s/>22. dubna 2021 vyřízeny<text:s/><text:span text:style-name="Silné">4 podněty</text:span>. Šlo o <text:span text:style-name="Silné">3 odložení</text:span><text:s/>a <text:span text:style-name="Silné">1 zpětvzetí</text:span>.</text:p>
      <text:p text:style-name="P34">K bodu 3</text:p>
      <text:p text:style-name="Základnítext">Požadované výstupy ochránce zasílám přílohou tohoto dopisu. V 6 případech ochránce neposílal stěžovatelům žádný úřední text, jelikož například poskytl informace telefonicky, stěžovatel podnět na výzvu nedoplnil nebo vzal svůj podnět zpět.</text:p>
      <text:p text:style-name="Základnítext">S pozdravem</text:p>
      <text:p text:style-name="Základnítext"/>
      <text:p text:style-name="Základnítext"/>
      <text:p text:style-name="podpis">JUDr. Pavel Pořízek, Ph.D. v. r.</text:p>
      <text:p text:style-name="podpis">vedoucí Kanceláře veřejného ochránce práv</text:p>
      <text:p text:style-name="podpis">(podepsáno elektronicky)</text:p>
      <text:p text:style-name="podpis"/>
      <text:p text:style-name="Základnítext"><text:span text:style-name="T35">12 Příloh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style style:name="WW_CharLFO4LVL1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BC7GB*</text:span></text:p>
        <text:p text:style-name="P12"><text:span text:style-name="T13">KVOPX00BC7GB</text:span>KVOPX00BC7GB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1-06-16T07:27:00Z</meta:creation-date>
    <dc:date>2021-06-16T08:34:00Z</dc:date>
    <meta:print-date>2016-06-27T07:08:00Z</meta:print-date>
    <meta:template xlink:href="KVOP_dopis%20vedoucího" xlink:type="simple"/>
    <meta:editing-cycles>3</meta:editing-cycles>
    <meta:editing-duration>PT240S</meta:editing-duration>
    <meta:user-defined meta:name="ContentTypeId">0x010100D3A71DC738674B4893D02C4CA0E22FAC</meta:user-defined>
    <meta:document-statistic meta:page-count="2" meta:paragraph-count="5" meta:word-count="371" meta:character-count="2555" meta:row-count="18" meta:non-whitespace-character-count="2189"/>
  </office:meta>
</office:document-meta>
</file>